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2i" style:list-style-name="li2i"/>
    <style:style style:name="P2" style:family="paragraph" style:parent-style-name="li1n" style:list-style-name="li1n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st</text:p>
      <text:p text:style-name="Standard"/>
      <text:list xml:id="list34224808" text:style-name="li1n">
        <text:list-item>
          <text:p text:style-name="P2">one</text:p>
        </text:list-item>
      </text:list>
      <text:list xml:id="list34217434" text:style-name="li2i">
        <text:list-item>
          <text:p text:style-name="P1">sub1</text:p>
        </text:list-item>
        <text:list-item>
          <text:p text:style-name="P1">sub2</text:p>
        </text:list-item>
        <text:list-item>
          <text:p text:style-name="P1">sub3</text:p>
        </text:list-item>
      </text:list>
      <text:list xml:id="list34213391" text:continue-list="list34224808" text:style-name="li1n">
        <text:list-item>
          <text:p text:style-name="P2">two</text:p>
        </text:list-item>
      </text:list>
      <text:list xml:id="list34226262" text:continue-list="list34217434" text:style-name="li2i">
        <text:list-item text:start-value="1">
          <text:p text:style-name="P1">sub1</text:p>
        </text:list-item>
        <text:list-item>
          <text:p text:style-name="P1">sub2</text:p>
        </text:list-item>
      </text:list>
      <text:list xml:id="list34221949" text:continue-list="list34213391" text:style-name="li1n">
        <text:list-item>
          <text:p text:style-name="P2">three</text:p>
        </text:list-item>
        <text:list-item>
          <text:p text:style-name="P2">four</text:p>
        </text:list-item>
      </text:list>
      <text:list text:style-name="li2i">
        <text:list-item text:style-override="li2i">
          <text:p text:style-name="P1">sub1</text:p>
        </text:list-item>
        <text:list-item text:style-override="li2i">
          <text:p text:style-name="P1">sub2</text:p>
        </text:list-item>
        <text:list-item text:style-override="li2i">
          <text:p text:style-name="P1">sub3</text:p>
        </text:list-item>
        <text:list-item text:style-override="li2i">
          <text:p text:style-name="P1">sub4</text:p>
        </text:list-item>
        <text:list-item>
          <text:p text:style-name="P2">five</text:p>
        </text:list-item>
        <text:list-item>
          <text:p text:style-name="P2">si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 style:parent-style-name="Standard">
      <style:paragraph-properties fo:margin-left="0%" fo:margin-right="0cm" fo:margin-top="0.42cm" fo:margin-bottom="0cm" fo:text-align="start" style:justify-single-word="false" fo:text-indent="0cm" style:auto-text-indent="false"/>
      <style:text-properties style:font-name="Times New Roman" fo:font-size="11pt" fo:font-style="normal"/>
    </style:style>
    <style:style style:name="p-indent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p-indent">
      <style:paragraph-properties fo:margin-left="101%" fo:margin-right="0cm" fo:margin-top="0.21cm" fo:margin-bottom="0cm" fo:text-indent="0cm" style:auto-text-indent="false"/>
      <style:text-properties fo:font-style="normal"/>
    </style:style>
    <style:style style:name="li1n" style:family="paragraph" style:parent-style-name="li1p">
      <style:paragraph-properties fo:margin-left="0%" fo:margin-right="0cm" fo:margin-top="0.21cm" fo:margin-bottom="0cm" fo:text-indent="0cm" style:auto-text-indent="false"/>
      <style:text-properties fo:font-style="normal"/>
    </style:style>
    <style:style style:name="li2p" style:family="paragraph" style:parent-style-name="li1p">
      <style:paragraph-properties fo:margin-left="200%" fo:margin-right="0cm" fo:margin-top="0.21cm" fo:margin-bottom="0cm" fo:text-indent="0cm" style:auto-text-indent="false"/>
      <style:text-properties fo:font-style="normal"/>
    </style:style>
    <style:style style:name="li2i" style:family="paragraph" style:parent-style-name="li2p">
      <style:paragraph-properties fo:margin-left="50%" fo:margin-right="0cm" fo:margin-top="0.21cm" fo:margin-bottom="0cm" fo:text-indent="0cm" style:auto-text-indent="false"/>
      <style:text-properties fo:font-style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1n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</text:list-style>
    <text:list-style style:name="li2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ron Dye</meta:initial-creator>
    <meta:creation-date>2009-05-11T12:00:17</meta:creation-date>
    <meta:editing-cycles>2</meta:editing-cycles>
    <meta:editing-duration>PT00H02M04S</meta:editing-duration>
    <dc:title>Testing OOo3</dc:title>
    <dc:date>2009-05-15T14:12:12.40</dc:date>
    <dc:creator>Bron Dye</dc:creator>
    <meta:generator>OpenOffice.org/3.1$Win32 OpenOffice.org_project/310m11$Build-9399</meta:generator>
    <meta:document-statistic meta:table-count="0" meta:image-count="0" meta:object-count="0" meta:page-count="1" meta:paragraph-count="16" meta:word-count="31" meta:character-count="101"/>
    <meta:user-defined meta:name="Info 1"/>
    <meta:user-defined meta:name="Info 2"/>
    <meta:user-defined meta:name="Info 3"/>
    <meta:user-defined meta:name="Info 4"/>
  </office:meta>
</office:document-meta>
</file>